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" style:family="graphic" style:parent-style-name="standard">
      <style:graphic-properties draw:marker-end="Linienende_20_1" draw:marker-end-width="0.3cm" draw:textarea-horizontal-align="center" draw:textarea-vertical-align="middle"/>
    </style:style>
    <style:style style:name="gr6" style:family="graphic" style:parent-style-name="standard">
      <style:graphic-properties draw:marker-end="Linienende_20_2" draw:marker-end-width="0.3cm" draw:textarea-horizontal-align="center" draw:textarea-vertical-align="middle"/>
    </style:style>
    <style:style style:name="gr7" style:family="graphic" style:parent-style-name="standard">
      <style:graphic-properties draw:marker-end="Linienende_20_3" draw:marker-end-width="0.3cm" draw:textarea-horizontal-align="center" draw:textarea-vertical-align="middle"/>
    </style:style>
    <style:style style:name="gr8" style:family="graphic" style:parent-style-name="standard">
      <style:graphic-properties draw:marker-end="Linienende_20_4" draw:marker-end-width="0.3cm" draw:textarea-horizontal-align="center" draw:textarea-vertical-align="middle"/>
    </style:style>
    <style:style style:name="gr9" style:family="graphic" style:parent-style-name="standard">
      <style:graphic-properties draw:marker-end="Linienende_20_5" draw:marker-end-width="0.3cm" draw:textarea-horizontal-align="center" draw:textarea-vertical-align="middle"/>
    </style:style>
    <style:style style:name="gr10" style:family="graphic" style:parent-style-name="standard">
      <style:graphic-properties draw:marker-end="Linienende_20_6" draw:marker-end-width="0.3cm" draw:textarea-horizontal-align="center" draw:textarea-vertical-align="middle"/>
    </style:style>
    <style:style style:name="gr11" style:family="graphic" style:parent-style-name="standard">
      <style:graphic-properties draw:marker-end="Linienende_20_7" draw:marker-end-width="0.3cm" draw:textarea-horizontal-align="center" draw:textarea-vertical-align="middle"/>
    </style:style>
    <style:style style:name="gr12" style:family="graphic" style:parent-style-name="standard">
      <style:graphic-properties draw:marker-end="Linienende_20_8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Linienende_20_9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marker-end="Double_20_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 style:text-autospace="none"/>
      <style:text-properties fo:font-size="10pt" fo:language="zxx" fo:country="none" style:font-size-asian="10pt" style:font-size-complex="5.69999980926514pt"/>
    </style:style>
    <style:style style:name="P4" style:family="paragraph">
      <style:text-properties fo:color="#ff3333" fo:font-weight="bold" style:font-weight-asian="bold" style:font-weight-complex="bold"/>
    </style:style>
    <style:style style:name="P5" style:family="paragraph">
      <style:paragraph-properties fo:text-align="center"/>
      <style:text-properties fo:color="#ff3333" fo:font-weight="bold" style:font-weight-asian="bold" style:font-weight-complex="bold"/>
    </style:style>
    <style:style style:name="T1" style:family="text">
      <style:text-properties fo:color="#000000" style:text-outline="false" style:text-line-through-style="none" fo:font-family="Arial" style:font-style-name="Standard" style:font-family-generic="swiss" style:font-pitch="variable" fo:font-size="10pt" fo:language="zxx" fo:country="none" fo:font-style="normal" fo:text-shadow="none" style:text-underline-style="none" fo:font-weight="normal" style:font-size-asian="10pt" style:font-size-complex="5.69999980926514pt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ffff66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web-mittel">
        <draw:ellipse draw:style-name="gr1" xml:id="id1" draw:id="id1" draw:layer="layout" svg:width="2.5cm" svg:height="0.75cm" svg:x="0.25cm" svg:y="0.125cm">
          <text:p>console</text:p>
        </draw:ellipse>
        <draw:custom-shape draw:style-name="gr2" draw:text-style-name="P1" xml:id="id2" draw:id="id2" draw:layer="layout" svg:width="1.875cm" svg:height="0.5cm" svg:x="3.3cm" svg:y="9.6cm">
          <text:p text:style-name="P1">asse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svg:x1="1.5cm" svg:y1="0.875cm" svg:x2="3.3cm" svg:y2="9.85cm" draw:start-shape="id1" draw:start-glue-point="2" draw:end-shape="id2" draw:end-glue-point="3" svg:d="M1500 875v8975h1800">
          <text:p/>
        </draw:connector>
        <draw:custom-shape draw:style-name="gr4" draw:text-style-name="P3" xml:id="id3" draw:id="id3" draw:layer="layout" svg:width="2.125cm" svg:height="0.5cm" svg:x="3.325cm" svg:y="12.05cm">
          <text:p text:style-name="P2"><text:span text:style-name="T1">d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svg:x1="1.5cm" svg:y1="0.875cm" svg:x2="3.325cm" svg:y2="12.3cm" draw:start-shape="id1" draw:start-glue-point="2" draw:end-shape="id3" draw:end-glue-point="3" svg:d="M1500 875v11425h1825">
          <text:p/>
        </draw:connector>
        <draw:ellipse draw:style-name="gr1" xml:id="id4" draw:id="id4" draw:layer="layout" svg:width="2.75cm" svg:height="0.625cm" svg:x="1.925cm" svg:y="8.1cm">
          <text:p>Bedingung</text:p>
        </draw:ellipse>
        <draw:connector draw:style-name="gr5" draw:layer="layout" draw:type="line" svg:x1="3.3cm" svg:y1="8.725cm" svg:x2="4.237cm" svg:y2="9.6cm" draw:start-shape="id4" draw:start-glue-point="2" draw:end-shape="id2" draw:end-glue-point="0" svg:d="M3300 8725l937 875">
          <text:p/>
        </draw:connector>
        <draw:connector draw:style-name="gr6" draw:layer="layout" draw:line-skew="0cm 13.501cm -0.374cm" svg:x1="4.237cm" svg:y1="10.1cm" svg:x2="4.5cm" svg:y2="1.125cm" draw:start-shape="id2" draw:start-glue-point="2" draw:end-shape="id5" draw:end-glue-point="0" svg:d="M4237 10100v502h11513v-10352h-11250v875">
          <text:p/>
        </draw:connector>
        <draw:connector draw:style-name="gr7" draw:layer="layout" draw:line-skew="0cm 14.001cm -0.374cm" svg:x1="4.387cm" svg:y1="12.55cm" svg:x2="4.5cm" svg:y2="1.125cm" draw:start-shape="id3" draw:start-glue-point="2" draw:end-shape="id5" draw:end-glue-point="0" svg:d="M4387 12550v502h11863v-12802h-11750v875">
          <text:p/>
        </draw:connector>
        <draw:ellipse draw:style-name="gr1" xml:id="id6" draw:id="id6" draw:layer="layout" svg:width="1.75cm" svg:height="0.625cm" svg:x="2.825cm" svg:y="10.925cm">
          <text:p>object</text:p>
        </draw:ellipse>
        <draw:connector draw:style-name="gr8" draw:layer="layout" draw:type="line" svg:x1="3.7cm" svg:y1="11.55cm" svg:x2="4.387cm" svg:y2="12.05cm" draw:start-shape="id6" draw:start-glue-point="2" draw:end-shape="id3" draw:end-glue-point="0" svg:d="M3700 11550l687 500">
          <text:p/>
        </draw:connector>
        <draw:custom-shape draw:style-name="gr2" draw:text-style-name="P1" xml:id="id8" draw:id="id8" draw:layer="layout" svg:width="1.875cm" svg:height="0.5cm" svg:x="3.325cm" svg:y="4.3cm">
          <text:p text:style-name="P1">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" xml:id="id7" draw:id="id7" draw:layer="layout" svg:width="1.75cm" svg:height="0.625cm" svg:x="2.7cm" svg:y="3.05cm">
          <text:p>Meldung</text:p>
        </draw:ellipse>
        <draw:connector draw:style-name="gr9" draw:layer="layout" draw:type="line" svg:x1="3.575cm" svg:y1="3.675cm" svg:x2="4.262cm" svg:y2="4.3cm" draw:start-shape="id7" draw:start-glue-point="2" draw:end-shape="id8" draw:end-glue-point="0" svg:d="M3575 3675l687 625">
          <text:p/>
        </draw:connector>
        <draw:connector draw:style-name="gr3" draw:layer="layout" svg:x1="1.5cm" svg:y1="0.875cm" svg:x2="3.325cm" svg:y2="4.55cm" draw:start-shape="id1" draw:start-glue-point="2" draw:end-shape="id8" draw:end-glue-point="3" svg:d="M1500 875v3675h1825">
          <text:p/>
        </draw:connector>
        <draw:connector draw:style-name="gr10" draw:layer="layout" draw:line-skew="0cm 12.501cm -0.374cm" svg:x1="4.262cm" svg:y1="4.8cm" svg:x2="4.5cm" svg:y2="1.125cm" draw:start-shape="id8" draw:start-glue-point="2" draw:end-shape="id5" draw:end-glue-point="0" svg:d="M4262 4800v502h10488v-5052h-10250v875">
          <text:p/>
        </draw:connector>
        <draw:custom-shape draw:style-name="gr2" draw:text-style-name="P1" xml:id="id9" draw:id="id9" draw:layer="layout" svg:width="1.375cm" svg:height="0.5cm" svg:x="3.325cm" svg:y="6.8cm">
          <text:p text:style-name="P1">wa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svg:x1="1.5cm" svg:y1="0.875cm" svg:x2="3.325cm" svg:y2="7.05cm" draw:start-shape="id1" draw:start-glue-point="2" draw:end-shape="id9" draw:end-glue-point="3" svg:d="M1500 875v6175h1825">
          <text:p/>
        </draw:connector>
        <draw:ellipse draw:style-name="gr1" draw:text-style-name="P4" xml:id="id10" draw:id="id10" draw:layer="layout" svg:width="3.125cm" svg:height="0.625cm" svg:x="2.2cm" svg:y="5.55cm">
          <text:p text:style-name="P4"><text:span text:style-name="T2">Warnmeldung</text:span></text:p>
        </draw:ellipse>
        <draw:connector draw:style-name="gr11" draw:layer="layout" draw:line-skew="0cm 13.001cm -0.374cm" svg:x1="4.012cm" svg:y1="7.3cm" svg:x2="4.5cm" svg:y2="1.125cm" draw:start-shape="id9" draw:start-glue-point="2" draw:end-shape="id5" draw:end-glue-point="0" svg:d="M4012 7300v502h11238v-7552h-10750v875">
          <text:p/>
        </draw:connector>
        <draw:connector draw:style-name="gr12" draw:layer="layout" draw:type="line" svg:x1="3.762cm" svg:y1="6.175cm" svg:x2="4.012cm" svg:y2="6.8cm" draw:start-shape="id10" draw:start-glue-point="2" draw:end-shape="id9" draw:end-glue-point="0" svg:d="M3762 6175l250 625">
          <text:p/>
        </draw:connector>
        <draw:custom-shape draw:style-name="gr2" draw:text-style-name="P1" xml:id="id11" draw:id="id11" draw:layer="layout" svg:width="2.125cm" svg:height="0.5cm" svg:x="3.325cm" svg:y="13.875cm">
          <text:p text:style-name="P1">cl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svg:x1="1.5cm" svg:y1="0.875cm" svg:x2="3.325cm" svg:y2="14.125cm" draw:start-shape="id1" draw:start-glue-point="2" draw:end-shape="id11" draw:end-glue-point="3" svg:d="M1500 875v13250h1825">
          <text:p/>
        </draw:connector>
        <draw:frame draw:style-name="gr13" draw:layer="layout" svg:width="7cm" svg:height="0.5cm" svg:x="6.2cm" svg:y="13.9cm">
          <draw:text-box>
            <text:p>Löscht alle Meldungen in der Console</text:p>
          </draw:text-box>
        </draw:frame>
        <draw:custom-shape draw:style-name="gr14" draw:text-style-name="P5" xml:id="id12" draw:id="id12" draw:layer="layout" svg:width="3.125cm" svg:height="0.625cm" svg:x="4.925cm" svg:y="8.1cm">
          <text:p text:style-name="P5"><text:span text:style-name="T2">Fehlermeld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layer="layout" draw:type="line" svg:x1="5.382cm" svg:y1="8.634cm" svg:x2="4.237cm" svg:y2="9.6cm" draw:start-shape="id12" draw:start-glue-point="7" draw:end-shape="id2" draw:end-glue-point="0" svg:d="M5382 8634l-1145 966">
          <text:p/>
        </draw:connector>
        <draw:rect draw:style-name="gr1" xml:id="id5" draw:id="id5" draw:layer="layout" svg:width="3.5cm" svg:height="1cm" svg:x="2.75cm" svg:y="1.125cm">
          <text:p>Liste Meldungen im</text:p>
          <text:p>Console- Fenster</text:p>
        </draw:rect>
        <draw:connector draw:style-name="gr3" draw:layer="layout" svg:x1="1.5cm" svg:y1="0.875cm" svg:x2="2.75cm" svg:y2="1.625cm" draw:start-shape="id1" draw:start-glue-point="2" draw:end-shape="id5" draw:end-glue-point="3" svg:d="M1500 875v750h1250">
          <text:p/>
        </draw:connector>
        <draw:ellipse draw:style-name="gr1" xml:id="id13" draw:id="id13" draw:layer="layout" svg:width="7.375cm" svg:height="0.875cm" svg:x="7.125cm" svg:y="2.25cm">
          <text:p>Meldung, <text:span text:style-name="T3">Warnmeldung</text:span>, <text:span text:style-name="T2">Fehlermeldung</text:span></text:p>
        </draw:ellipse>
        <draw:connector draw:style-name="gr16" draw:layer="layout" svg:x1="4.5cm" svg:y1="2.125cm" svg:x2="7.125cm" svg:y2="2.687cm" draw:start-shape="id5" draw:start-glue-point="2" draw:end-shape="id13" svg:d="M4500 2125v562h26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l-10 30h20"/>
    <draw:marker draw:name="Double_20_Arrow" draw:display-name="Double Arrow" svg:viewBox="0 0 1131 1918" svg:d="M737 1131h394l-564-1131-567 1131h398l-398 787h1131z"/>
    <draw:marker draw:name="Linienende_20_1" draw:display-name="Linienende 1" svg:viewBox="0 0 20 30" svg:d="M10 0l-10 30h20z"/>
    <draw:marker draw:name="Linienende_20_2" draw:display-name="Linienende 2" svg:viewBox="0 0 20 30" svg:d="M10 0l-10 30h20z"/>
    <draw:marker draw:name="Linienende_20_3" draw:display-name="Linienende 3" svg:viewBox="0 0 20 30" svg:d="M10 0l-10 30h20z"/>
    <draw:marker draw:name="Linienende_20_4" draw:display-name="Linienende 4" svg:viewBox="0 0 20 30" svg:d="M10 0l-10 30h20z"/>
    <draw:marker draw:name="Linienende_20_5" draw:display-name="Linienende 5" svg:viewBox="0 0 20 30" svg:d="M10 0l-10 30h20z"/>
    <draw:marker draw:name="Linienende_20_6" draw:display-name="Linienende 6" svg:viewBox="0 0 20 30" svg:d="M10 0l-10 30h20z"/>
    <draw:marker draw:name="Linienende_20_7" draw:display-name="Linienende 7" svg:viewBox="0 0 20 30" svg:d="M10 0l-10 30h20z"/>
    <draw:marker draw:name="Linienende_20_8" draw:display-name="Linienende 8" svg:viewBox="0 0 20 30" svg:d="M10 0l-10 30h20z"/>
    <draw:marker draw:name="Linienende_20_9" draw:display-name="Linienende 9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10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mittel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meta:creation-date>2010-04-13T23:08:46.42</meta:creation-date>
    <dc:language>de-DE</dc:language>
    <meta:editing-cycles>5</meta:editing-cycles>
    <meta:editing-duration>PT1H30M56S</meta:editing-duration>
    <dc:title>web-mittel</dc:title>
    <meta:initial-creator>Martin Korneffel</meta:initial-creator>
    <dc:date>2015-05-24T20:00:40.63</dc:date>
    <dc:creator>Martin Korneffel</dc:creator>
    <meta:document-statistic meta:object-count="30"/>
    <meta:user-defined meta:name="Info 1"/>
    <meta:user-defined meta:name="Info 2"/>
    <meta:user-defined meta:name="Info 3"/>
    <meta:user-defined meta:name="Info 4"/>
    <meta:template xlink:type="simple" xlink:actuate="onRequest" xlink:title="web-mittel" xlink:href="../web-mittel.otg" meta:date="2010-04-13T23:08:45.58"/>
  </office:meta>
</office:document-meta>
</file>